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7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 style:master-page-name="First_20_Page">
      <style:paragraph-properties fo:text-align="center" style:justify-single-word="false" style:page-number="1"/>
      <style:text-properties fo:font-size="15pt" style:text-underline-style="solid" style:text-underline-width="auto" style:text-underline-color="font-color" style:font-size-asian="15pt" style:font-size-complex="15pt"/>
    </style:style>
    <style:style style:name="P16" style:family="paragraph" style:parent-style-name="Heading_20_3" style:list-style-name="WWNum4">
      <style:paragraph-properties fo:margin-left="0.5in" fo:margin-right="0in" fo:margin-top="0.222in" fo:margin-bottom="0in" loext:contextual-spacing="false" fo:text-indent="-0.25in" style:auto-text-indent="false"/>
    </style:style>
    <style:style style:name="P17" style:family="paragraph" style:parent-style-name="Heading_20_3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Heading_20_3" style:list-style-name="WWNum4">
      <style:paragraph-properties fo:margin-left="0.5in" fo:margin-right="0in" fo:margin-top="0in" fo:margin-bottom="0.0555in" loext:contextual-spacing="fals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Heading_20_2"><text:bookmark text:name="_rk8aspoe5iag"/>Sommaire :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rk8aspoe5iag" text:style-name="Index_20_Link" text:visited-style-name="Index_20_Link"><text:span text:style-name="T1">Sommaire :</text:span></text:a><text:span text:style-name="T1"><text:tab/>1</text:span></text:p>
          <text:p text:style-name="P4"><text:a xlink:type="simple" xlink:href="#_i08z8sxe1zb4" text:style-name="Index_20_Link" text:visited-style-name="Index_20_Link"><text:span text:style-name="T1">I - Analyse fonctionnelle</text:span></text:a><text:span text:style-name="T1"><text:tab/>2</text:span></text:p>
          <text:p text:style-name="P4"><text:a xlink:type="simple" xlink:href="#_uy83tqx9z03s" text:style-name="Index_20_Link" text:visited-style-name="Index_20_Link"><text:span text:style-name="T1">II - Définition des besoins</text:span></text:a><text:span text:style-name="T1"><text:tab/>2</text:span></text:p>
          <text:p text:style-name="P4"><text:a xlink:type="simple" xlink:href="#_7o2zh1fdt4zs" text:style-name="Index_20_Link" text:visited-style-name="Index_20_Link"><text:span text:style-name="T1">III - Contraintes et environnement de travail</text:span></text:a><text:span text:style-name="T1"><text:tab/>2</text:span></text:p>
          <text:p text:style-name="P4"><text:a xlink:type="simple" xlink:href="#_j0mt6v6ru6o4" text:style-name="Index_20_Link" text:visited-style-name="Index_20_Link"><text:span text:style-name="T1">Annexes</text:span></text:a><text:span text:style-name="T1"><text:tab/>2</text:span></text:p>
          <text:p text:style-name="P6"><text:a xlink:type="simple" xlink:href="#_77arlrbcihmb" text:style-name="Index_20_Link" text:visited-style-name="Index_20_Link">MCD &amp; MLD</text:a><text:tab/>2</text:p>
          <text:p text:style-name="P6"><text:a xlink:type="simple" xlink:href="#_tkqd7h30qfk0" text:style-name="Index_20_Link" text:visited-style-name="Index_20_Link">Arborescence</text:a><text:tab/>2</text:p>
          <text:p text:style-name="P6"><text:a xlink:type="simple" xlink:href="#_kroi4ahriu5j" text:style-name="Index_20_Link" text:visited-style-name="Index_20_Link">Projet GitHub</text:a><text:tab/>2</text:p>
          <text:p text:style-name="P6"><text:a xlink:type="simple" xlink:href="#_qfuxjszf5o0" text:style-name="Index_20_Link" text:visited-style-name="Index_20_Link">Use Case</text:a><text:tab/>2</text:p>
          <text:p text:style-name="P7"><text:a xlink:type="simple" xlink:href="#_9mp2u4g6ordq" text:style-name="Index_20_Link" text:visited-style-name="Index_20_Link">Diagramme des Classes</text:a><text:tab/>2</text:p>
        </text:index-body>
      </text:table-of-content>
      <text:p text:style-name="Standard"/>
      <text:p text:style-name="Standard"/>
      <text:p text:style-name="Heading_20_2"><text:bookmark text:name="_8sr00gax7lnc"/></text:p>
      <text:p text:style-name="Heading_20_2"><text:bookmark text:name="_lqg8aq5hkxgj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i08z8sxe1zb4"/>I - Analyse fonctionnelle</text:p>
      <text:p text:style-name="Standard"><text:tab/>Le projet consiste en un site web permettant la gestion d’un établissement basé sur de l'événementiel.</text:p>
      <text:p text:style-name="Heading_20_2"><text:bookmark text:name="_uy83tqx9z03s"/>II - Définition des besoins</text:p>
      <text:p text:style-name="Standard">Gestion des salles :</text:p>
      <text:list xml:id="list1731440738" text:style-name="WWNum6">
        <text:list-item>
          <text:p text:style-name="P8">plusieurs salles</text:p>
        </text:list-item>
        <text:list-item>
          <text:p text:style-name="P8">réservation uniquement par professionels</text:p>
        </text:list-item>
        <text:list-item>
          <text:p text:style-name="P8">planning</text:p>
        </text:list-item>
        <text:list-item>
          <text:p text:style-name="P8">Contient équipement spécifiques </text:p>
        </text:list-item>
      </text:list>
      <text:p text:style-name="P5"/>
      <text:p text:style-name="P5">Gestion événement :</text:p>
      <text:list xml:id="list1661763671" text:style-name="WWNum7">
        <text:list-item>
          <text:p text:style-name="P9">plusieurs types d'événements (concerts, théâtre, convention, etc)</text:p>
        </text:list-item>
      </text:list>
      <text:p text:style-name="P5"/>
      <text:p text:style-name="P5">Billetterie :</text:p>
      <text:list xml:id="list3368205162" text:style-name="WWNum3">
        <text:list-item>
          <text:p text:style-name="P10">Réservations billets (plusieurs billets par personne possible)</text:p>
        </text:list-item>
      </text:list>
      <text:p text:style-name="P5"/>
      <text:p text:style-name="P5">Utilisateurs :</text:p>
      <text:list xml:id="list1247031416" text:style-name="WWNum1">
        <text:list-item>
          <text:p text:style-name="P11"><text:soft-page-break/>Peut être professionnel (organisateur) ou juste particulier</text:p>
        </text:list-item>
        <text:list-item>
          <text:p text:style-name="P11">Peut réserver un billet</text:p>
        </text:list-item>
        <text:list-item>
          <text:p text:style-name="P11">Peut annuler un billet</text:p>
        </text:list-item>
        <text:list-item>
          <text:p text:style-name="P11">Obtient un placement unique</text:p>
        </text:list-item>
      </text:list>
      <text:p text:style-name="P5"/>
      <text:p text:style-name="Heading_20_2"><text:bookmark text:name="_7o2zh1fdt4zs"/>III - Contraintes et environnement de travail</text:p>
      <text:p text:style-name="Heading_20_4"><text:bookmark text:name="_1khyns10dhk0"/><text:span text:style-name="T3">Contraintes de temps :</text:span></text:p>
      <text:p text:style-name="Standard"><text:tab/>La durée de création du projet est fixée à deux jours et demi de travail, avec 3 développeurs placés.</text:p>
      <text:p text:style-name="Standard"><text:tab/>Le projet doit être terminé le vendredi 25 mars 2022.</text:p>
      <text:p text:style-name="Standard"/>
      <text:p text:style-name="Standard">Environnement de travail :</text:p>
      <text:p text:style-name="Standard"><text:tab/>Les langages utilisés seront :</text:p>
      <text:list xml:id="list525104848" text:style-name="WWNum5">
        <text:list-item>
          <text:p text:style-name="P12">Python (backend)</text:p>
        </text:list-item>
        <text:list-item>
          <text:p text:style-name="P12">HTML (Front-End)</text:p>
        </text:list-item>
        <text:list-item>
          <text:p text:style-name="P12">CSS (Front-End)</text:p>
        </text:list-item>
      </text:list>
      <text:p text:style-name="P14">Frameworks :</text:p>
      <text:list xml:id="list3992065698" text:style-name="WWNum2">
        <text:list-item>
          <text:p text:style-name="P13">Django 3.2</text:p>
        </text:list-item>
      </text:list>
      <text:p text:style-name="Heading_20_2"><text:bookmark text:name="_j0mt6v6ru6o4"/>Annexes</text:p>
      <text:list xml:id="list3084915404" text:style-name="WWNum4">
        <text:list-item>
          <text:p text:style-name="P16"><text:bookmark text:name="_77arlrbcihmb"/>MCD &amp; MLD</text:p>
        </text:list-item>
        <text:list-item>
          <text:p text:style-name="P17"><text:bookmark text:name="_tkqd7h30qfk0"/>Arborescence</text:p>
        </text:list-item>
        <text:list-item>
          <text:p text:style-name="P17"><text:bookmark text:name="_kroi4ahriu5j"/>Projet GitHub</text:p>
        </text:list-item>
        <text:list-item>
          <text:p text:style-name="P17"><text:bookmark text:name="_qfuxjszf5o0"/>Use Case</text:p>
        </text:list-item>
        <text:list-item>
          <text:p text:style-name="P18"><text:bookmark text:name="_9mp2u4g6ordq"/>Diagramme des Classes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size="15pt" style:text-underline-style="solid" style:text-underline-width="auto" style:text-underline-color="font-color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CDC site gestion d’évenements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215" meta:character-count="1249" meta:non-whitespace-character-count="1094"/>
    <meta:generator>LibreOfficeDev/6.0.5.2$Linux_X86_64 LibreOffice_project/</meta:generator>
  </office:meta>
</office:document-meta>
</file>